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OpenSans" svg:font-family="OpenSans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>
      <style:paragraph-properties fo:margin-top="0in" fo:margin-bottom="0in" loext:contextual-spacing="false"/>
    </style:style>
    <style:style style:name="P16" style:family="paragraph" style:parent-style-name="Text_20_body" style:list-style-name="L1">
      <style:paragraph-properties fo:margin-top="0in" fo:margin-bottom="0in" loext:contextual-spacing="false"/>
    </style:style>
    <style:style style:name="P17" style:family="paragraph" style:parent-style-name="Text_20_body" style:list-style-name="L2">
      <style:paragraph-properties fo:margin-top="0in" fo:margin-bottom="0in" loext:contextual-spacing="false"/>
    </style:style>
    <style:style style:name="P18" style:family="paragraph" style:parent-style-name="Text_20_body" style:list-style-name="L3">
      <style:paragraph-properties fo:margin-top="0in" fo:margin-bottom="0in" loext:contextual-spacing="false"/>
    </style:style>
    <style:style style:name="P19" style:family="paragraph" style:parent-style-name="Text_20_body" style:list-style-name="L4">
      <style:paragraph-properties fo:margin-top="0in" fo:margin-bottom="0in" loext:contextual-spacing="false"/>
    </style:style>
    <style:style style:name="P20" style:family="paragraph" style:parent-style-name="Text_20_body" style:list-style-name="L5">
      <style:paragraph-properties fo:margin-top="0in" fo:margin-bottom="0in" loext:contextual-spacing="false"/>
    </style:style>
    <style:style style:name="P21" style:family="paragraph" style:parent-style-name="Text_20_body" style:list-style-name="L6">
      <style:paragraph-properties fo:margin-top="0in" fo:margin-bottom="0in" loext:contextual-spacing="false"/>
    </style:style>
    <style:style style:name="P22" style:family="paragraph" style:parent-style-name="Text_20_body" style:list-style-name="L7">
      <style:paragraph-properties fo:margin-top="0in" fo:margin-bottom="0in" loext:contextual-spacing="false"/>
    </style:style>
    <style:style style:name="P23" style:family="paragraph" style:parent-style-name="Text_20_body" style:list-style-name="L8">
      <style:paragraph-properties fo:margin-top="0in" fo:margin-bottom="0in" loext:contextual-spacing="false"/>
    </style:style>
    <style:style style:name="P24" style:family="paragraph" style:parent-style-name="Text_20_body" style:list-style-name="L10">
      <style:paragraph-properties fo:margin-top="0in" fo:margin-bottom="0in" loext:contextual-spacing="false"/>
    </style:style>
    <style:style style:name="P25" style:family="paragraph" style:parent-style-name="Text_20_body" style:list-style-name="L13">
      <style:paragraph-properties fo:margin-top="0in" fo:margin-bottom="0in" loext:contextual-spacing="false"/>
    </style:style>
    <style:style style:name="P26" style:family="paragraph" style:parent-style-name="Text_20_body">
      <style:paragraph-properties fo:margin-left="0in" fo:margin-right="0in" fo:text-indent="0in" style:auto-text-indent="false"/>
    </style:style>
    <style:style style:name="P2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28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1f1f1f" style:font-name="OpenSans" fo:font-size="10.5pt" fo:letter-spacing="normal" fo:font-style="normal" fo:font-weight="normal"/>
    </style:style>
    <style:style style:name="P29" style:family="paragraph" style:parent-style-name="Text_20_body" style:list-style-name="L15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</style:style>
    <style:style style:name="P30" style:family="paragraph" style:parent-style-name="Text_20_body" style:list-style-name="L15">
      <style:paragraph-properties fo:margin-left="0in" fo:margin-right="0in" fo:margin-top="0.0835in" fo:margin-bottom="0in" loext:contextual-spacing="false" fo:line-height="150%" fo:orphans="2" fo:widows="2" fo:text-indent="0in" style:auto-text-indent="false" fo:padding="0in" fo:border="none"/>
      <style:text-properties fo:font-variant="normal" fo:text-transform="none" style:font-name="inherit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4">
      <style:paragraph-properties fo:margin-left="0in" fo:margin-right="0in" fo:margin-top="0.0835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1f1f1f" style:font-name="OpenSans" fo:font-size="10.5pt" fo:letter-spacing="normal" fo:font-style="normal" fo:font-weight="normal"/>
    </style:style>
    <style:style style:name="P32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style:font-name="Atlas Grotesk" fo:font-size="15pt" fo:letter-spacing="normal" fo:font-style="normal" fo:font-weight="bold"/>
    </style:style>
    <style:style style:name="P33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tlas Grotesk" fo:font-size="15pt" fo:letter-spacing="normal" fo:font-style="normal" fo:font-weight="bold"/>
    </style:style>
    <style:style style:name="T1" style:family="text">
      <style:text-properties fo:font-variant="normal" fo:text-transform="none" fo:color="#1f1f1f" style:font-name="OpenSans" fo:font-size="10.5pt" fo:letter-spacing="normal" fo:font-style="normal" fo:font-weight="normal"/>
    </style:style>
    <style:style style:name="T2" style:family="text">
      <style:text-properties fo:font-variant="normal" fo:text-transform="none" style:font-name="inherit" fo:font-size="14pt" fo:letter-spacing="normal" fo:font-style="normal" fo:font-weight="normal"/>
    </style:style>
    <style:style style:name="T3" style:family="text">
      <style:text-properties fo:font-variant="normal" fo:text-transform="none" style:font-name="inherit" fo:letter-spacing="normal" fo:font-style="normal" fo:font-weight="normal"/>
    </style:style>
    <style:style style:name="T4" style:family="text">
      <style:text-properties fo:font-variant="normal" fo:text-transform="none" style:font-name="inherit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8abc" style:text-line-through-style="none" style:text-line-through-type="none" style:font-name="inherit" fo:font-size="14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008abc" style:text-line-through-style="none" style:text-line-through-type="none" style:font-name="inherit" fo:letter-spacing="normal" fo:font-style="normal" style:text-underline-style="none" fo:font-weight="normal" style:text-blinking="false" loext:padding="0in" loext:border="none"/>
    </style:style>
    <style:style style:name="T7" style:family="text">
      <style:text-properties fo:font-variant="normal" fo:text-transform="none" fo:color="#008abc" style:text-line-through-style="none" style:text-line-through-type="none" style:font-name="inherit" fo:font-size="10pt" fo:letter-spacing="normal" fo:font-style="normal" style:text-underline-style="none" fo:font-weight="normal" style:text-blinking="false" style:font-size-asian="10pt" style:font-size-complex="10pt" loext:padding="0in" loext:border="none"/>
    </style:style>
    <style:style style:name="T8" style:family="text">
      <style:text-properties officeooo:rsid="000c980f"/>
    </style:style>
    <style:style style:name="T9" style:family="text">
      <style:text-properties style:font-name-asian="Noto Sans CJK SC" style:font-size-asian="14pt" style:font-weight-asian="bold" style:font-name-complex="Lohit Devanagari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guideline for the documentation and code: </text:span><text:a xlink:type="simple" xlink:href="https://www.kaggle.com/WinningModelDocumentationGuidelines" text:style-name="Internet_20_link" text:visited-style-name="Visited_20_Internet_20_Link">https://www.kaggle.com/WinningModelDocumentationGuidelines</text:a></text:p>
      <text:h text:style-name="P33" text:outline-level="3"><text:span text:style-name="T9">A3. Summary</text:span></text:h>
      <text:p text:style-name="P28">4-6 sentences summarizing the most important aspects of your model and analysis, such as:</text:p>
      <text:list xml:id="list3488320912" text:style-name="L14">
        <text:list-item>
          <text:p text:style-name="P31">The training method(s) you used (Convolutional Neural Network, XGBoost)</text:p>
        </text:list-item>
        <text:list-item>
          <text:p text:style-name="P31">The most important features</text:p>
        </text:list-item>
        <text:list-item>
          <text:p text:style-name="P31">The tool(s) you used</text:p>
        </text:list-item>
        <text:list-item>
          <text:p text:style-name="P31">How long it takes to train your model</text:p>
        </text:list-item>
      </text:list>
      <text:h text:style-name="P32" text:outline-level="3">A4. Features Selection / Engineering</text:h>
      <text:list xml:id="list2922914143" text:style-name="L15">
        <text:list-item>
          <text:p text:style-name="P30">What were the most important features?</text:p>
          <text:list>
            <text:list-item>
              <text:p text:style-name="P30">We suggest you provide:</text:p>
              <text:list>
                <text:list-item>
                  <text:p text:style-name="P29"><text:span text:style-name="T4">a variable importance plot (</text:span><text:a xlink:type="simple" xlink:href="http://blog.kaggle.com/2017/12/28/mercedez-benz-greener-masking-first-place/" text:style-name="Internet_20_link" text:visited-style-name="Visited_20_Internet_20_Link"><text:span text:style-name="T7">an example here</text:span></text:a><text:span text:style-name="T4"> about halfway down the page), showing the 10-20 most important features and</text:span></text:p>
                </text:list-item>
                <text:list-item>
                  <text:p text:style-name="P30">partial plots for the 3-5 most important features</text:p>
                </text:list-item>
              </text:list>
            </text:list-item>
            <text:list-item>
              <text:p text:style-name="P30">If this is not possible, you should provide a list of the most important features.</text:p>
            </text:list-item>
          </text:list>
        </text:list-item>
        <text:list-item>
          <text:p text:style-name="P30">How did you select features?</text:p>
        </text:list-item>
        <text:list-item>
          <text:p text:style-name="P30">Did you make any important feature transformations?</text:p>
        </text:list-item>
        <text:list-item>
          <text:p text:style-name="P30">Did you find any interesting interactions between features?</text:p>
        </text:list-item>
        <text:list-item>
          <text:p text:style-name="P30">Did you use external data? (if permitted)</text:p>
        </text:list-item>
      </text:list>
      <text:p text:style-name="P26"><text:line-break/><text:line-break/></text:p>
      <text:p text:style-name="P27">We want to slightly specify the above guideline for the code to better suit our needs:</text:p>
      <text:list xml:id="list3792887243" text:style-name="L1">
        <text:list-item>
          <text:p text:style-name="P16">You should do parts which require assessing intermediate results in a jupyter notebooks. This parts include EDA, investigation for data leaks, hyperparameter optimization.</text:p>
        </text:list-item>
        <text:list-item>
          <text:p text:style-name="P2">You can do model training / prediction either in Jupyter notebook or in python source code files.</text:p>
        </text:list-item>
      </text:list>
      <text:p text:style-name="Text_20_body">Important moments</text:p>
      <text:p text:style-name="Text_20_body">Follow this guidelines to simplify life for you and for the fellow learner. This is a must.</text:p>
      <text:list xml:id="list2785105264" text:style-name="L2">
        <text:list-item>
          <text:p text:style-name="P17">The solution runs without errors. Specify required libraries and their versions in the first notebook cell or in requirements.txt -- <text:a xlink:type="simple" xlink:href="https://pip.readthedocs.io/en/1.1/requirements.html" office:target-frame-name="_blank" xlink:show="new" text:style-name="Internet_20_link" text:visited-style-name="Visited_20_Internet_20_Link">https://pip.readthedocs.io/en/1.1/requirements.html</text:a> This will save a lot of time for other students, assessing your project.</text:p>
        </text:list-item>
        <text:list-item>
          <text:p text:style-name="P3"><text:soft-page-break/>Serialize the trained model to disk. This enables code to use the trained model to make predictions on the test data without re-training the model (which is typically much more time-intensive).</text:p>
        </text:list-item>
      </text:list>
      <text:p text:style-name="P15"/>
      <text:p text:style-name="P1"/>
      <text:p text:style-name="P27">Before preparing to submit the assignment, pay attention to the following <text:span text:style-name="T8">criterion.</text:span> Try to complete most of them and present results in a form that can be easily assessed.</text:p>
      <text:p text:style-name="Text_20_body">Clarity</text:p>
      <text:list xml:id="list2024966474" text:style-name="L3">
        <text:list-item>
          <text:p text:style-name="P18">The clear step-by-step instruction on how to produce the final submit file is provided</text:p>
        </text:list-item>
        <text:list-item>
          <text:p text:style-name="P4">Code has comments where it is needed and meaningful function names</text:p>
        </text:list-item>
      </text:list>
      <text:p text:style-name="Text_20_body">Feature preprocessing and generation with respect to models</text:p>
      <text:list xml:id="list1574554954" text:style-name="L4">
        <text:list-item>
          <text:p text:style-name="P19">Several simple features are generated</text:p>
        </text:list-item>
        <text:list-item>
          <text:p text:style-name="P5">For non-tree-based models preprocessing is used or the absence of it is explained</text:p>
        </text:list-item>
      </text:list>
      <text:p text:style-name="Text_20_body">Feature extraction from text and images</text:p>
      <text:list xml:id="list3410932241" text:style-name="L5">
        <text:list-item>
          <text:p text:style-name="P20">Features from text are extracted</text:p>
        </text:list-item>
        <text:list-item>
          <text:p text:style-name="P6">Special preprocessings for text are utilized (TF-IDF, stemming, levenshtening...)</text:p>
        </text:list-item>
      </text:list>
      <text:p text:style-name="Text_20_body">EDA</text:p>
      <text:list xml:id="list3445110552" text:style-name="L6">
        <text:list-item>
          <text:p text:style-name="P21">Several interesting observations about data are discovered and explained</text:p>
        </text:list-item>
        <text:list-item>
          <text:p text:style-name="P7">Target distribution is visualized, time trend is assessed</text:p>
        </text:list-item>
      </text:list>
      <text:p text:style-name="Text_20_body">Validation</text:p>
      <text:list xml:id="list686292624" text:style-name="L7">
        <text:list-item>
          <text:p text:style-name="P22">Type of train/test split is identified and used for validation</text:p>
        </text:list-item>
        <text:list-item>
          <text:p text:style-name="P8">Type of public/private split is identified</text:p>
        </text:list-item>
      </text:list>
      <text:p text:style-name="Text_20_body">Data leakages</text:p>
      <text:list xml:id="list2877271670" text:style-name="L8">
        <text:list-item>
          <text:p text:style-name="P23">Data is investigated for data leakages and investigation process is described</text:p>
        </text:list-item>
        <text:list-item>
          <text:p text:style-name="P9">Found data leakages are utilized</text:p>
        </text:list-item>
      </text:list>
      <text:p text:style-name="Text_20_body">Metrics optimization</text:p>
      <text:list xml:id="list1714217513" text:style-name="L9">
        <text:list-item>
          <text:p text:style-name="P10">Correct metric is optimized</text:p>
        </text:list-item>
      </text:list>
      <text:p text:style-name="Text_20_body">Advanced Features I: mean encodings</text:p>
      <text:list xml:id="list284685388" text:style-name="L10">
        <text:list-item>
          <text:p text:style-name="P24">Mean-encoding is applied</text:p>
        </text:list-item>
        <text:list-item>
          <text:p text:style-name="P11">Mean-encoding is set up correctly, i.e. KFold or expanding scheme are utilized correctly</text:p>
        </text:list-item>
      </text:list>
      <text:p text:style-name="Text_20_body">Advanced Features II</text:p>
      <text:list xml:id="list2946995349" text:style-name="L11">
        <text:list-item>
          <text:p text:style-name="P12">At least one feature from this topic is introduced</text:p>
        </text:list-item>
      </text:list>
      <text:p text:style-name="Text_20_body">Hyperparameter tuning</text:p>
      <text:list xml:id="list3910751016" text:style-name="L12">
        <text:list-item>
          <text:p text:style-name="P13">Parameters of models are roughly optimal</text:p>
        </text:list-item>
      </text:list>
      <text:p text:style-name="Text_20_body">Ensembles</text:p>
      <text:list xml:id="list3559663784" text:style-name="L13">
        <text:list-item>
          <text:p text:style-name="P25">Ensembling is utilized (linear combination counts)</text:p>
        </text:list-item>
        <text:list-item>
          <text:p text:style-name="P25"><text:soft-page-break/>Validation with ensembling scheme is set up correctly, i.e. KFold or Holdout is utilized</text:p>
        </text:list-item>
        <text:list-item>
          <text:p text:style-name="P14">Models from different classes are utilized (at least two from the following: KNN, linear models, RF, GBDT, NN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OpenSans" svg:font-family="OpenSans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2:14:10.962770770</meta:creation-date>
    <meta:generator>LibreOffice/6.0.7.3$Linux_X86_64 LibreOffice_project/00m0$Build-3</meta:generator>
    <dc:date>2019-11-27T13:18:25.148320622</dc:date>
    <meta:editing-duration>PT1H4M14S</meta:editing-duration>
    <meta:editing-cycles>2</meta:editing-cycles>
    <meta:document-statistic meta:table-count="0" meta:image-count="0" meta:object-count="0" meta:page-count="3" meta:paragraph-count="57" meta:word-count="550" meta:character-count="3446" meta:non-whitespace-character-count="2987"/>
  </office:meta>
</office:document-meta>
</file>